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4dd7" officeooo:paragraph-rsid="00084dd7"/>
    </style:style>
    <style:style style:name="P2" style:family="paragraph" style:parent-style-name="Standard" style:list-style-name="L1">
      <style:text-properties officeooo:rsid="00084dd7" officeooo:paragraph-rsid="00084dd7"/>
    </style:style>
    <style:style style:name="P3" style:family="paragraph" style:parent-style-name="Standard">
      <style:text-properties officeooo:rsid="0009f3f8" officeooo:paragraph-rsid="0009f3f8"/>
    </style:style>
    <style:style style:name="P4" style:family="paragraph" style:parent-style-name="Standard">
      <style:text-properties officeooo:rsid="000d9bb1" officeooo:paragraph-rsid="000d9bb1"/>
    </style:style>
    <style:style style:name="T1" style:family="text">
      <style:text-properties officeooo:rsid="0009f3f8"/>
    </style:style>
    <style:style style:name="T2" style:family="text">
      <style:text-properties officeooo:rsid="000bea8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evamiento HCD.</text:p>
      <text:p text:style-name="P1"/>
      <text:p text:style-name="P1">Los cambios a realizar son:</text:p>
      <text:p text:style-name="P1"/>
      <text:p text:style-name="P1">Carga de Expedientes:</text:p>
      <text:p text:style-name="P1"/>
      <text:list xml:id="list1624006651" text:style-name="L1">
        <text:list-item>
          <text:p text:style-name="P2">Quitar “ARCHIVADO” solo en la carga de expedientes.</text:p>
        </text:list-item>
        <text:list-item>
          <text:p text:style-name="P2">Registro de entrada es el mismo numero de expediente.</text:p>
        </text:list-item>
        <text:list-item>
          <text:p text:style-name="P2">Registro de tratamiento. Es opcional, no utilizado.</text:p>
        </text:list-item>
      </text:list>
      <text:p text:style-name="P1"/>
      <text:p text:style-name="P1">Nuevas Opciones:</text:p>
      <text:p text:style-name="P1"/>
      <text:p text:style-name="P1">Movimiento de “PASE”, <text:s/>este movimiento es “PASE CON DESPACHO” y <text:s/>“PASE SIN DESPACHO”. <text:s/>Cuando seleccionamos estos movimientos, el expediente obtiene el estado de PAS<text:span text:style-name="T1">E</text:span> <text:s/>CON DESPACHO, <text:s/><text:span text:style-name="T1">o SIN DESPACHO, en la parte de movimientos.</text:span></text:p>
      <text:p text:style-name="P3"/>
      <text:p text:style-name="P3">PASE CON DESPACHO:</text:p>
      <text:p text:style-name="P3">Este pase se genera asignándole una resolución por ejemplo “genera pedido”, esta resolución debería ser un input text ya que no suele repetirse, en raros casos se repite, una vez generado este movimiento. SI O SI entra en la orden del día. Sin importar el estado que este tenga.</text:p>
      <text:p text:style-name="P3"/>
      <text:p text:style-name="P3">PASE SIN DESPACHO:</text:p>
      <text:p text:style-name="P3"/>
      <text:p text:style-name="P3">Este pase es igual al anterior. Solo que no ingresa al orden del día. A menos que se agregue manualmente.</text:p>
      <text:p text:style-name="P3"/>
      <text:p text:style-name="P3">ORDEN DEL DÍA:</text:p>
      <text:p text:style-name="P3"><text:line-break/>Lo solicitado referido al orden del día es poder <text:span text:style-name="T2">visualizar cada uno de los expedientes y poder modificarlos, por una razón de control, una vez echo esto ya asignarlos a que se puedan imprimir en el orden del día. </text:span></text:p>
      <text:p text:style-name="P4"/>
      <text:p text:style-name="P4">La metodología de imprimir el orden del día es el siguiente:</text:p>
      <text:p text:style-name="P4"/>
      <text:p text:style-name="P4">1- Impresión: Este botón imprime el orden del día la cantidad de veces que sea necesario, <text:s/>sin modificar los estados de los expedientes.</text:p>
      <text:p text:style-name="P4">1- Impresión final: Este imprime el orden del día, pero cambia el estado de los expedientes cada vez que se impr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22:22:38.699419526</meta:creation-date>
    <dc:date>2019-04-22T22:58:35.207537184</dc:date>
    <meta:editing-duration>PT5M15S</meta:editing-duration>
    <meta:editing-cycles>1</meta:editing-cycles>
    <meta:document-statistic meta:table-count="0" meta:image-count="0" meta:object-count="0" meta:page-count="1" meta:paragraph-count="17" meta:word-count="245" meta:character-count="1428" meta:non-whitespace-character-count="1195"/>
    <meta:generator>LibreOffice/6.0.7.3$Linux_X86_64 LibreOffice_project/00m0$Build-3</meta:generator>
  </office:meta>
</office:document-meta>
</file>